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0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9" style:family="paragraph" style:parent-style-name="Standard">
      <style:paragraph-properties fo:text-align="start" style:justify-single-word="false" fo:break-before="pag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style:font-name="Arial"/>
    </style:style>
    <style:style style:name="P27" style:family="paragraph" style:parent-style-name="Standard" style:list-style-name="L5">
      <style:paragraph-properties fo:text-align="start" style:justify-single-word="false"/>
      <style:text-properties fo:color="#000000" style:font-name="Ari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style:font-name="Ari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1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2" style:family="paragraph" style:parent-style-name="Standard" style:list-style-name="L4">
      <style:paragraph-properties fo:margin-left="1.251cm" fo:margin-right="0cm" fo:text-align="start" style:justify-single-word="false" fo:text-indent="-0.635cm" style:auto-text-indent="false"/>
      <style:text-properties fo:color="#000000" style:font-name="Ari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/>
    </style:style>
    <style:style style:name="P34" style:family="paragraph" style:parent-style-name="Standard">
      <style:paragraph-properties fo:margin-left="0.616cm" fo:margin-right="0cm" fo:text-align="start" style:justify-single-word="false" fo:text-indent="0cm" style:auto-text-indent="false"/>
      <style:text-properties fo:color="#000000" style:font-name="Ari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" fo:font-weight="bold" style:font-weight-asian="bold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Arial" fo:font-weight="bold" style:font-weight-asian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/>
    </style:style>
    <style:style style:name="P39" style:family="paragraph" style:parent-style-name="Table_20_Contents">
      <style:paragraph-properties fo:text-align="start" style:justify-single-word="false"/>
      <style:text-properties fo:color="#800000" style:font-name="Arial"/>
    </style:style>
    <style:style style:name="P4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font-name="Arial"/>
    </style:style>
    <style:style style:name="P4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800000" style:font-name="Arial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80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8">UT7. Actividad 1</text:p>
      <text:p text:style-name="P3"/>
      <text:p text:style-name="P3"/>
      <text:p text:style-name="P3"/>
      <text:p text:style-name="P3"/>
      <text:p text:style-name="P3"/>
      <text:h text:style-name="P36" text:outline-level="1">Introducción a Windows 7</text:h>
      <text:h text:style-name="P36" text:outline-level="1">Novedades respecto a las versiones anteriores</text:h>
      <text:h text:style-name="P36" text:outline-level="1"/>
      <text:p text:style-name="P29"><draw:frame draw:style-name="fr3" draw:name="gráficos19" text:anchor-type="as-char" svg:width="17.039cm" svg:height="10.689cm" draw:z-index="3"><draw:image xlink:href="http://www.coriol.com/blog/images/2009/01/windows71.jpg" xlink:type="simple" xlink:show="embed" xlink:actuate="onLoad"/></draw:frame><text:bookmark text:name="il_fi"/></text:p>
      <text:h text:style-name="P36" text:outline-level="1"/>
      <text:h text:style-name="P36" text:outline-level="1"/>
      <text:h text:style-name="P36" text:outline-level="1"/>
      <text:h text:style-name="P37" text:outline-level="1"/>
      <text:p text:style-name="P2"/>
      <text:p text:style-name="P2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0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0"/>
            <text:p text:style-name="P11">Creative<text:span text:style-name="T1"> </text:span>Commons</text:p>
            <text:p text:style-name="P11"/>
            <text:p text:style-name="P11">Reconocimiento-CompartirIgual<text:span text:style-name="T1"> 3</text:span>.0</text:p>
            <text:p text:style-name="P10"/>
            <text:p text:style-name="P9">Usted<text:span text:style-name="T1"> </text:span>es<text:span text:style-name="T1"> </text:span>libre<text:span text:style-name="T1"> </text:span>de:</text:p>
            <text:p text:style-name="P10"/>
            <text:list xml:id="list21041762401" text:style-name="WW8Num3">
              <text:list-item>
                <text:p text:style-name="P30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0">hacer<text:span text:style-name="T1"> </text:span>obras<text:span text:style-name="T1"> </text:span>derivadas</text:p>
              </text:list-item>
            </text:list>
            <text:p text:style-name="P10"/>
            <text:p text:style-name="P9">Bajo<text:span text:style-name="T1"> </text:span>las<text:span text:style-name="T1"> </text:span>condiciones<text:span text:style-name="T1"> </text:span>siguientes:</text:p>
            <text:p text:style-name="P14"/>
            <text:p text:style-name="P16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5"/>
            <text:p text:style-name="P17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8"/>
            <text:list xml:id="list1008802862" text:style-name="WW8Num2">
              <text:list-item>
                <text:p text:style-name="P31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1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0"/>
            <text:p text:style-name="P9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2"/>
            <text:p text:style-name="P13">[<text:span text:style-name="T1"> http://creativecommons.org/licenses/by-sa/3.0/es </text:span>]</text:p>
          </table:table-cell>
        </table:table-row>
      </table:table>
      <text:p text:style-name="P5"/>
      <text:p text:style-name="P3"/>
      <text:p text:style-name="P4"/>
      <text:p text:style-name="P1"/>
      <text:p text:style-name="P19">Objetivo de la actividad</text:p>
      <text:p text:style-name="P1"/>
      <text:p text:style-name="P6">Conocer y utilizar las principales novedades introducidas por el sistema operativo Windows 7.</text:p>
      <text:p text:style-name="P6"/>
      <text:list xml:id="list21041762402" text:style-name="L1">
        <text:list-header>
          <text:p text:style-name="P24"/>
        </text:list-header>
      </text:list>
      <text:p text:style-name="P1">Tarea</text:p>
      <text:p text:style-name="P6">Contesta a las preguntas y realiza las acciones que se indican. </text:p>
      <text:p text:style-name="P6"/>
      <text:p text:style-name="P6">Necesitarás tener instaldo en Windows 7 el software de ofimática Libre Office. </text:p>
      <text:p text:style-name="P6"/>
      <text:p text:style-name="P6">Para realizar capturas de pantalla te puedes ayudar de la herramienta <text:span text:style-name="T7">Recortes</text:span> (<text:span text:style-name="T9">Inicio → Todos los programas → Accesorios → Recortes</text:span> o escribiendo <text:span text:style-name="T7">recortes</text:span> o <text:span text:style-name="T7">snippingtool</text:span> en la barra de búsquedas del menú inicio)</text:p>
      <text:p text:style-name="P6"/>
      <text:p text:style-name="P7"><text:span text:style-name="T8">1. </text:span>Modo XP.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¿Qué es?</text:p>
            <text:p text:style-name="P33"/>
            <text:p text:style-name="P33"/>
            <text:p text:style-name="P7">¿En que versión de Windows 7 no está disponible?</text:p>
            <text:p text:style-name="P33"/>
            <text:p text:style-name="P33"/>
            <text:p text:style-name="P7">Descarga (o copialo de la zona de intercambio) el software de reproducción multimedia <text:span text:style-name="T7">VLC</text:span>. Configuralo para que se ejecute en Modo compatibilidad XP SP3. <text:span text:style-name="T6">Inserta una captura de pantalla en la que se muestre dicha configuración</text:span></text:p>
            <text:p text:style-name="P7"/>
          </table:table-cell>
        </table:table-row>
      </table:table>
      <text:p text:style-name="P7"/>
      <text:p text:style-name="P7">2. Jump lists</text:p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21">¿Como se activan?</text:p>
            <text:p text:style-name="P40"/>
            <text:p text:style-name="P40"/>
            <text:p text:style-name="P21">¿Qué opciones suele ofrecer?</text:p>
            <text:p text:style-name="P40"/>
            <text:p text:style-name="P40"/>
            <text:p text:style-name="P39">Inserta una captura de pantalla en la que se muestre la Jump list de Internet Explorer</text:p>
            <text:p text:style-name="P21"/>
          </table:table-cell>
        </table:table-row>
      </table:table>
      <text:p text:style-name="P7"/>
      <text:p text:style-name="P7">3. Device Stage</text:p>
      <text:p text:style-name="P7"/>
      <table:table table:name="Tabla7" table:style-name="Tabla7">
        <table:table-column table:style-name="Tabla7.A"/>
        <table:table-row>
          <table:table-cell table:style-name="Tabla7.A1" office:value-type="string">
            <text:p text:style-name="P21">¿Qué es?</text:p>
            <text:p text:style-name="P40"/>
            <text:p text:style-name="P40"/>
            <text:p text:style-name="P39">Inserta una captura de pantalla en la que se muestre</text:p>
            <text:p text:style-name="P39"/>
          </table:table-cell>
        </table:table-row>
      </table:table>
      <text:p text:style-name="P7"/>
      <text:p text:style-name="P7">4. Grupo Hogar</text:p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p text:style-name="P21">¿Qué es?</text:p>
            <text:p text:style-name="P40"/>
            <text:p text:style-name="P40"><text:soft-page-break/></text:p>
            <text:p text:style-name="P39">Asegurate de que tu equipo está incluido en el grupo Hogar. </text:p>
            <text:p text:style-name="P39"/>
            <text:p text:style-name="P39"><text:span text:style-name="T10">Cuando reproducimos una o varias canciones en el Reproductor de Windows Media, nos permite la opción Reproducir en otro equipo del Grupo Hogar.</text:span> Reproduce una canción en un equipo de un compañero que tenga su equipo incluido en el grupo Hogar</text:p>
            <text:p text:style-name="P39"/>
          </table:table-cell>
        </table:table-row>
      </table:table>
      <text:p text:style-name="P7"/>
      <text:p text:style-name="P7">5. Gadgets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1">Inserta varios Gadgets en tu escritorio (descarga alguno de Internet) e<text:span text:style-name="T6"> inserta una captura de pantalla en la que se muestren</text:span></text:p>
            <text:p text:style-name="P39"/>
          </table:table-cell>
        </table:table-row>
      </table:table>
      <text:p text:style-name="P7"/>
      <text:p text:style-name="P7">6. Buscador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1">El menú iniciar incluye un buscador. A medida que tecleamos va mostrando resultados.</text:p>
            <text:p text:style-name="P21"/>
            <text:p text:style-name="P21">¿Cómo agrupa los resultados el buscador?</text:p>
            <text:p text:style-name="P40"/>
            <text:p text:style-name="P40"/>
            <text:p text:style-name="P21">¿Dónde busca?</text:p>
            <text:p text:style-name="P41"/>
            <text:p text:style-name="P41"/>
            <text:p text:style-name="P41"/>
          </table:table-cell>
        </table:table-row>
      </table:table>
      <text:p text:style-name="P7"/>
      <text:p text:style-name="P7">7. Averigua en que consisten y prueba <text:s/>los efectos:</text:p>
      <text:p text:style-name="P7"/>
      <text:list xml:id="list2028118782" text:style-name="L4">
        <text:list-item>
          <text:p text:style-name="P32">Windows Flip y Flip 3D</text:p>
        </text:list-item>
        <text:list-item>
          <text:p text:style-name="P32">Aero Peek</text:p>
        </text:list-item>
        <text:list-item>
          <text:p text:style-name="P32">Aero Shake</text:p>
        </text:list-item>
        <text:list-item>
          <text:p text:style-name="P32">Aero Snap</text:p>
        </text:list-item>
      </text:list>
      <text:p text:style-name="P34"/>
      <text:p text:style-name="P35">Enseña al profesor en que consiste cada u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5$Linux_x86 LibreOffice_project/350m1$Build-202</meta:generator>
    <dc:date>2012-05-02T07:26:13</dc:date>
    <meta:editing-duration>PT2H34M53S</meta:editing-duration>
    <meta:editing-cycles>15</meta:editing-cycles>
    <dc:creator>ivan </dc:creator>
    <meta:document-statistic meta:table-count="7" meta:image-count="4" meta:object-count="0" meta:page-count="4" meta:paragraph-count="51" meta:word-count="442" meta:character-count="2437" meta:non-whitespace-character-count="2258"/>
  </office:meta>
</office:document-meta>
</file>